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4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5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6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7" style:family="paragraph" style:parent-style-name="Preformatted_20_Text" style:list-style-name="L11">
      <style:paragraph-properties fo:margin-top="0cm" fo:margin-bottom="0.499cm" style:contextual-spacing="false"/>
    </style:style>
    <style:style style:name="P8" style:family="paragraph" style:parent-style-name="Preformatted_20_Text" style:list-style-name="L13">
      <style:paragraph-properties fo:margin-top="0cm" fo:margin-bottom="0.499cm" style:contextual-spacing="false"/>
    </style:style>
    <style:style style:name="P9" style:family="paragraph" style:parent-style-name="Preformatted_20_Text" style:list-style-name="L15">
      <style:paragraph-properties fo:margin-top="0cm" fo:margin-bottom="0.499cm" style:contextual-spacing="false"/>
    </style:style>
    <style:style style:name="P10" style:family="paragraph" style:parent-style-name="Preformatted_20_Text" style:list-style-name="L17">
      <style:paragraph-properties fo:margin-top="0cm" fo:margin-bottom="0.499cm" style:contextual-spacing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6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8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0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1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24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25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2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7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28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2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0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3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2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3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4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3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6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37" style:family="paragraph" style:parent-style-name="Text_20_body" style:list-style-name="L10"/>
    <style:style style:name="P38" style:family="paragraph" style:parent-style-name="Text_20_body" style:list-style-name="L11"/>
    <style:style style:name="P39" style:family="paragraph" style:parent-style-name="Text_20_body" style:list-style-name="L11">
      <style:paragraph-properties fo:margin-left="0cm" fo:margin-right="0cm" fo:text-indent="0cm" style:auto-text-indent="false"/>
    </style:style>
    <style:style style:name="P40" style:family="paragraph" style:parent-style-name="Text_20_body" style:list-style-name="L12"/>
    <style:style style:name="P41" style:family="paragraph" style:parent-style-name="Text_20_body" style:list-style-name="L13"/>
    <style:style style:name="P42" style:family="paragraph" style:parent-style-name="Text_20_body" style:list-style-name="L13">
      <style:paragraph-properties fo:margin-left="0cm" fo:margin-right="0cm" fo:text-indent="0cm" style:auto-text-indent="false"/>
    </style:style>
    <style:style style:name="P43" style:family="paragraph" style:parent-style-name="Text_20_body" style:list-style-name="L14"/>
    <style:style style:name="P44" style:family="paragraph" style:parent-style-name="Text_20_body" style:list-style-name="L15"/>
    <style:style style:name="P45" style:family="paragraph" style:parent-style-name="Text_20_body" style:list-style-name="L15">
      <style:paragraph-properties fo:margin-left="0cm" fo:margin-right="0cm" fo:text-indent="0cm" style:auto-text-indent="false"/>
    </style:style>
    <style:style style:name="P46" style:family="paragraph" style:parent-style-name="Text_20_body" style:list-style-name="L16"/>
    <style:style style:name="P47" style:family="paragraph" style:parent-style-name="Text_20_body" style:list-style-name="L17"/>
    <style:style style:name="P48" style:family="paragraph" style:parent-style-name="Text_20_body" style:list-style-name="L17">
      <style:paragraph-properties fo:margin-left="0cm" fo:margin-right="0cm" fo:text-indent="0cm" style:auto-text-indent="false"/>
    </style:style>
    <style:style style:name="P49" style:family="paragraph" style:parent-style-name="Text_20_body" style:list-style-name="L18"/>
    <style:style style:name="P50" style:family="paragraph" style:parent-style-name="Text_20_body" style:list-style-name="L19"/>
    <style:style style:name="P51" style:family="paragraph" style:parent-style-name="Text_20_body" style:list-style-name="L20"/>
    <style:style style:name="P52" style:family="paragraph" style:parent-style-name="Text_20_body" style:list-style-name="L21"/>
    <style:style style:name="P53" style:family="paragraph" style:parent-style-name="Text_20_body" style:list-style-name="L22"/>
    <style:style style:name="P54" style:family="paragraph" style:parent-style-name="Text_20_body" style:list-style-name="L23"/>
    <style:style style:name="P55" style:family="paragraph" style:parent-style-name="Text_20_body" style:list-style-name="L24"/>
    <style:style style:name="P56" style:family="paragraph" style:parent-style-name="Text_20_body" style:list-style-name="L25"/>
    <style:style style:name="P57" style:family="paragraph" style:parent-style-name="Text_20_body" style:list-style-name="L26"/>
    <style:style style:name="P58" style:family="paragraph" style:parent-style-name="Text_20_body" style:list-style-name="L27"/>
    <style:style style:name="P59" style:family="paragraph" style:parent-style-name="Text_20_body" style:list-style-name="L28"/>
    <style:style style:name="P60" style:family="paragraph" style:parent-style-name="Text_20_body" style:list-style-name="L29"/>
    <style:style style:name="P61" style:family="paragraph" style:parent-style-name="Text_20_body" style:list-style-name="L30"/>
    <style:style style:name="P62" style:family="paragraph" style:parent-style-name="Text_20_body" style:list-style-name="L31"/>
    <style:style style:name="P63" style:family="paragraph" style:parent-style-name="Text_20_body" style:list-style-name="L32"/>
    <style:style style:name="P64" style:family="paragraph" style:parent-style-name="Text_20_body" style:list-style-name="L33"/>
    <style:style style:name="P65" style:family="paragraph" style:parent-style-name="Text_20_body" style:list-style-name="L34"/>
    <style:style style:name="P66" style:family="paragraph" style:parent-style-name="Text_20_body" style:list-style-name="L35"/>
    <style:style style:name="P67" style:family="paragraph" style:parent-style-name="Text_20_body" style:list-style-name="L36"/>
    <style:style style:name="P68" style:family="paragraph" style:parent-style-name="Text_20_body" style:list-style-name="L37"/>
    <style:style style:name="P69" style:family="paragraph" style:parent-style-name="Text_20_body" style:list-style-name="L38"/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12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12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12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12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12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12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12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12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12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12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12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12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12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12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12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12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12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12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12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12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12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12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12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12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12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12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12"/>
        </draw:text-box>
      </draw:frame>
      <text:h text:style-name="P3" text:outline-level="3">🛠️ Taller Práctico: Comandos de Sistema y Utilidades (IFCT114PO)</text:h>
      <text:h text:style-name="Heading_20_4" text:outline-level="4">📝 Ejercicio 11: Creación de archivos con marcas de tiempo específicas</text:h>
      <text:list text:style-name="L29">
        <text:list-item>
          <text:p text:style-name="P60"><text:span text:style-name="T2">Objetivo:</text:span> Utilizar <text:span text:style-name="Source_20_Text">touch</text:span> para manipular fechas de acceso.</text:p>
        </text:list-item>
        <text:list-item>
          <text:p text:style-name="P60"><text:span text:style-name="T2">Paso a paso:</text:span> Ejecuta <text:span text:style-name="Source_20_Text">touch -t 202501010000 archivo_viejo.txt</text:span></text:p>
        </text:list-item>
        <text:list-item>
          <text:p text:style-name="P60"><text:span text:style-name="T2">Explicación:</text:span> El comando <text:span text:style-name="Source_20_Text">touch</text:span> no solo crea archivos vacíos; con <text:span text:style-name="Source_20_Text">-t</text:span> puedes "viajar en el tiempo" y asignarle al archivo una fecha de creación personalizada (AAAAMMDDhhmm). 🕰️</text:p>
        </text:list-item>
      </text:list>
      <text:h text:style-name="Heading_20_4" text:outline-level="4">📝 Ejercicio 12: Visualización de variables de entorno</text:h>
      <text:list text:style-name="L30">
        <text:list-item>
          <text:p text:style-name="P61"><text:span text:style-name="T2">Objetivo:</text:span> Usar <text:span text:style-name="Source_20_Text">echo</text:span> para extraer información del sistema.</text:p>
        </text:list-item>
        <text:list-item>
          <text:p text:style-name="P61"><text:span text:style-name="T2">Paso a paso:</text:span> Ejecuta <text:span text:style-name="Source_20_Text">echo "El usuario actual es: $USER y mi ruta es: $HOME"</text:span></text:p>
        </text:list-item>
        <text:list-item>
          <text:p text:style-name="P61"><text:span text:style-name="T2">Explicación:</text:span> El comando <text:span text:style-name="Source_20_Text">echo</text:span> sirve para imprimir texto, pero al usar el símbolo <text:span text:style-name="Source_20_Text">$</text:span> podemos mostrar el contenido de las variables de entorno del sistema. 🖥️</text:p>
        </text:list-item>
      </text:list>
      <text:h text:style-name="Heading_20_4" text:outline-level="4">📝 Ejercicio 13: Localización de ejecutables</text:h>
      <text:list text:style-name="L31">
        <text:list-item>
          <text:p text:style-name="P62"><text:span text:style-name="T2">Objetivo:</text:span> Saber exactamente qué versión de un programa estamos usando.</text:p>
        </text:list-item>
        <text:list-item>
          <text:p text:style-name="P62"><text:span text:style-name="T2">Paso a paso:</text:span> Ejecuta <text:span text:style-name="Source_20_Text">which python3</text:span> o <text:span text:style-name="Source_20_Text">which ls</text:span></text:p>
        </text:list-item>
        <text:list-item>
          <text:p text:style-name="P62"><text:span text:style-name="T2">Explicación:</text:span> <text:span text:style-name="Source_20_Text">which</text:span> busca en las rutas del sistema (PATH) y nos devuelve la ruta completa del binario que se ejecuta cuando escribimos el nombre del comando. 📍</text:p>
        </text:list-item>
      </text:list>
      <text:h text:style-name="Heading_20_4" text:outline-level="4">📝 Ejercicio 14: Formateo personalizado de la fecha</text:h>
      <text:list text:style-name="L32">
        <text:list-item>
          <text:p text:style-name="P63"><text:span text:style-name="T2">Objetivo:</text:span> Obtener la fecha en un formato específico para scripts.</text:p>
        </text:list-item>
        <text:list-item>
          <text:p text:style-name="P63"><text:span text:style-name="T2">Paso a paso:</text:span> Ejecuta <text:span text:style-name="Source_20_Text">date +"Hoy es: %d/%m/%Y y son las: %H:%M"</text:span></text:p>
        </text:list-item>
        <text:list-item>
          <text:p text:style-name="P63"><text:span text:style-name="T2">Explicación:</text:span> El comando <text:span text:style-name="Source_20_Text">date</text:span> permite usar "formateadores" (empezando por <text:span text:style-name="Source_20_Text">+</text:span>) para mostrar solo la información que nos interesa de forma legible. 📅</text:p>
        </text:list-item>
      </text:list>
      <text:h text:style-name="Heading_20_4" text:outline-level="4">📝 Ejercicio 15: Cambio de contraseña de usuario</text:h>
      <text:list text:style-name="L33">
        <text:list-item>
          <text:p text:style-name="P64"><text:span text:style-name="T2">Objetivo:</text:span> Entender la gestión de seguridad básica.</text:p>
        </text:list-item>
        <text:list-item>
          <text:p text:style-name="P64"><text:span text:style-name="T2">Paso a paso:</text:span> Ejecuta <text:span text:style-name="Source_20_Text">passwd</text:span> (y sigue las instrucciones, o pulsa Ctrl+C para cancelar).</text:p>
        </text:list-item>
        <text:list-item>
          <text:p text:style-name="P64"><text:span text:style-name="T2">Explicación:</text:span> <text:span text:style-name="Source_20_Text">passwd</text:span> es la utilidad estándar para cambiar la contraseña del usuario actual. Si se usa como root (<text:span text:style-name="Source_20_Text">sudo passwd usuario</text:span>), permite cambiar la de otros. 🔑</text:p>
        </text:list-item>
      </text:list>
      <text:h text:style-name="Heading_20_4" text:outline-level="4">📝 Ejercicio 16: Creación de múltiples archivos en serie</text:h>
      <text:list text:style-name="L34">
        <text:list-item>
          <text:p text:style-name="P65"><text:span text:style-name="T2">Objetivo:</text:span> Ahorrar tiempo usando expansiones con <text:span text:style-name="Source_20_Text">touch</text:span>.</text:p>
        </text:list-item>
        <text:list-item>
          <text:p text:style-name="P65"><text:span text:style-name="T2">Paso a paso:</text:span> Ejecuta <text:span text:style-name="Source_20_Text">touch documento_{1..5}.docx</text:span></text:p>
        </text:list-item>
        <text:list-item>
          <text:p text:style-name="P65"><text:soft-page-break/><text:span text:style-name="T2">Explicación:</text:span> Al usar llaves <text:span text:style-name="Source_20_Text">{}</text:span> con un rango, <text:span text:style-name="Source_20_Text">touch</text:span> crea automáticamente múltiples archivos (documento_1, documento_2, etc.) en un solo paso. 📑</text:p>
        </text:list-item>
      </text:list>
      <text:h text:style-name="Heading_20_4" text:outline-level="4">📝 Ejercicio 17: Impresión de texto sin salto de línea</text:h>
      <text:list text:style-name="L35">
        <text:list-item>
          <text:p text:style-name="P66"><text:span text:style-name="T2">Objetivo:</text:span> Controlar el comportamiento de <text:span text:style-name="Source_20_Text">echo</text:span> en scripts.</text:p>
        </text:list-item>
        <text:list-item>
          <text:p text:style-name="P66"><text:span text:style-name="T2">Paso a paso:</text:span> Ejecuta <text:span text:style-name="Source_20_Text">echo -n "Cargando sistema... " ; sleep 2 ; echo "OK"</text:span></text:p>
        </text:list-item>
        <text:list-item>
          <text:p text:style-name="P66"><text:span text:style-name="T2">Explicación:</text:span> La opción <text:span text:style-name="Source_20_Text">-n</text:span> evita que <text:span text:style-name="Source_20_Text">echo</text:span> baje a la siguiente línea, permitiendo que el siguiente comando escriba justo a continuación. 💡</text:p>
        </text:list-item>
      </text:list>
      <text:h text:style-name="Heading_20_4" text:outline-level="4">📝 Ejercicio 18: Cálculo de fechas futuras o pasadas</text:h>
      <text:list text:style-name="L36">
        <text:list-item>
          <text:p text:style-name="P67"><text:span text:style-name="T2">Objetivo:</text:span> Usar la inteligencia del comando <text:span text:style-name="Source_20_Text">date</text:span>.</text:p>
        </text:list-item>
        <text:list-item>
          <text:p text:style-name="P67"><text:span text:style-name="T2">Paso a paso:</text:span> Ejecuta <text:span text:style-name="Source_20_Text">date -d "next friday"</text:span> o <text:span text:style-name="Source_20_Text">date -d "last monday"</text:span></text:p>
        </text:list-item>
        <text:list-item>
          <text:p text:style-name="P67"><text:span text:style-name="T2">Explicación:</text:span> La opción <text:span text:style-name="Source_20_Text">-d</text:span> (display) permite pasarle frases en lenguaje natural (en inglés) para que el comando calcule la fecha correspondiente automáticamente. 🔮</text:p>
        </text:list-item>
      </text:list>
      <text:h text:style-name="Heading_20_4" text:outline-level="4">📝 Ejercicio 19: Búsqueda de la ubicación de comandos del sistema</text:h>
      <text:list text:style-name="L37">
        <text:list-item>
          <text:p text:style-name="P68"><text:span text:style-name="T2">Objetivo:</text:span> Diferenciar entre comandos internos y programas instalados.</text:p>
        </text:list-item>
        <text:list-item>
          <text:p text:style-name="P68"><text:span text:style-name="T2">Paso a paso:</text:span> Ejecuta <text:span text:style-name="Source_20_Text">which passwd</text:span></text:p>
        </text:list-item>
        <text:list-item>
          <text:p text:style-name="P68"><text:span text:style-name="T2">Explicación:</text:span> Nos indica que <text:span text:style-name="Source_20_Text">passwd</text:span> se encuentra en <text:span text:style-name="Source_20_Text">/usr/bin/passwd</text:span>. Esto confirma que es una utilidad instalada en el sistema de archivos jerárquico. 📁</text:p>
        </text:list-item>
      </text:list>
      <text:h text:style-name="Heading_20_4" text:outline-level="4">📝 Ejercicio 20: Combinación de echo y redirección para archivos de sistema</text:h>
      <text:list text:style-name="L38">
        <text:list-item>
          <text:p text:style-name="P69"><text:span text:style-name="T2">Objetivo:</text:span> Crear archivos de texto rápido sin editores.</text:p>
        </text:list-item>
        <text:list-item>
          <text:p text:style-name="P69"><text:span text:style-name="T2">Paso a paso:</text:span> Ejecuta <text:span text:style-name="Source_20_Text">echo "nameserver 8.8.8.8" &gt; dns.conf</text:span></text:p>
        </text:list-item>
        <text:list-item>
          <text:p text:style-name="P69"><text:span text:style-name="T2">Explicación:</text:span> Combinamos <text:span text:style-name="Source_20_Text">echo</text:span> con la redirección <text:span text:style-name="Source_20_Text">&gt;</text:span> para crear directamente un archivo con una línea de configuración técnica. 🛠️</text:p>
        </text:list-item>
      </text:list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1T16:57:26.372174155</dc:date>
    <meta:editing-duration>PT6H22M8S</meta:editing-duration>
    <meta:editing-cycles>3</meta:editing-cycles>
    <meta:generator>LibreOffice/24.2.2.2$Linux_X86_64 LibreOffice_project/d56cc158d8a96260b836f100ef4b4ef25d6f1a01</meta:generator>
    <meta:print-date>2026-02-21T16:40:07.516824050</meta:print-date>
    <meta:printed-by>Archivos PDF</meta:printed-by>
    <meta:document-statistic meta:table-count="0" meta:image-count="0" meta:object-count="0" meta:page-count="2" meta:paragraph-count="41" meta:word-count="556" meta:character-count="3347" meta:non-whitespace-character-count="2862"/>
  </office:meta>
</office:document-meta>
</file>